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on't just invest from Hong Kong</text:p>
            <text:p>Invest in Hong Ko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presentation is for informational purposes only and does not constitute an offer or solicitation for investment. <text:s/>No representations or warranties are give as to the accuracy of the information herei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ople invest from Hong Kong</text:p>
              </text:list-item>
              <text:list-item>
                <text:p>People invest through Hong Kong</text:p>
              </text:list-item>
              <text:list-item>
                <text:p>Few people invest in Hong Kong</text:p>
              </text:list-item>
              <text:list-item>
                <text:p>WHY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t lack of capital</text:p>
                <text:list>
                  <text:list-item>
                    <text:p>Major financial center</text:p>
                  </text:list-item>
                  <text:list-item>
                    <text:p>Massive pools of local capital</text:p>
                  </text:list-item>
                </text:list>
              </text:list-item>
              <text:list-item>
                <text:p>Not lack of projects</text:p>
                <text:list>
                  <text:list-item>
                    <text:p>Hong Kong is a major center of fashion, financial technology, legal, mobile, UI/UX</text:p>
                  </text:list-item>
                </text:list>
              </text:list-item>
              <text:list-item>
                <text:p>Not lack of need</text:p>
                <text:list>
                  <text:list-item>
                    <text:p>As China changes, Hong Kong must also change and generate new types of em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ck of a financial model</text:p>
              </text:list-item>
              <text:list-item>
                <text:p>VC model is not enough</text:p>
                <text:list>
                  <text:list-item>
                    <text:p>Most firms in Hong Kong are small and non-scalable. <text:s/>A few may take over the world. <text:s/>Most will become stable solid local businesses</text:p>
                  </text:list-item>
                  <text:list-item>
                    <text:p>No easy exit at the IPO/pre-IPO stage</text:p>
                  </text:list-item>
                  <text:list-item>
                    <text:p>Hong Kong securities regulations are antiquated and hostile to startups. <text:s/>This is changing but not fast enough.</text:p>
                  </text:list-item>
                  <text:list-item>
                    <text:p>Bank employees cannot do VC investments for compliance reasons.</text:p>
                  </text:list-item>
                  <text:list-item>
                    <text:p>Creates a game show/lottery ticket winner mentality</text:p>
                  </text:list-item>
                  <text:list-item>
                    <text:p>High failure rate will no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ank loans / Friends and Fami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nk loans</text:p>
                <text:list>
                  <text:list-item>
                    <text:p>Banks will not lend to companies with stable sources of revenue or which have an innovative business model</text:p>
                  </text:list-item>
                </text:list>
              </text:list-item>
              <text:list-item>
                <text:p>Friends and family</text:p>
                <text:list>
                  <text:list-item>
                    <text:p>Perfect if you have a rich uncle. <text:s/>Not everyone has a rich un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lution – Client centered finance and Smart microloa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ient centered finance – Focus the interaction on the SME client and not the product</text:p>
              </text:list-item>
              <text:list-item>
                <text:p>Smart microloans – Loan based financing system based on loan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lient centered fin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ing the investment banking and solutions model to the SME</text:p>
              </text:list-item>
              <text:list-item>
                <text:p>I won't try to sell you a product. <text:s/>I will listen to you, and do everything I can to make your business a success</text:p>
              </text:list-item>
              <text:list-item>
                <text:p>Develop strong relationships with SME businesses – Helps due diligence and increases trust at both 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iendly regulation</text:p>
                <text:list>
                  <text:list-item>
                    <text:p>Not a security or structured product under Hong Kong law</text:p>
                  </text:list-item>
                  <text:list-item>
                    <text:p>Regulated under money lending laws <text:s/>and not securities regulation laws</text:p>
                  </text:list-item>
                  <text:list-item>
                    <text:p>Loans can be easily resold and no compliance restriction by financial workers</text:p>
                  </text:list-item>
                </text:list>
              </text:list-item>
              <text:list-item>
                <text:p>Easy exit</text:p>
                <text:list>
                  <text:list-item>
                    <text:p>Loan automatically exits in one year</text:p>
                  </text:list-item>
                  <text:list-item>
                    <text:p>Can be easy to resell cash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ypical loan – USD 10000</text:p>
              </text:list-item>
              <text:list-item>
                <text:p>Principal in one year, monthly interest payments</text:p>
              </text:list-item>
              <text:list-item>
                <text:p>Base interest – 10%</text:p>
              </text:list-item>
              <text:list-item>
                <text:p>Accelerated payment – If business hits target, loan plus interest becomes due immediately</text:p>
                <text:list>
                  <text:list-item>
                    <text:p>If the business wins, the investor wins. <text:s/>Effective interest rate can hit maximum allowed by Hong Kong law (60%)</text:p>
                  </text:list-item>
                </text:list>
              </text:list-item>
              <text:list-item>
                <text:p>Smart contract technology – Payoff is described by a program enforceable under Hong Kong law</text:p>
                <text:list>
                  <text:list-item>
                    <text:p>Custom solutions for each business</text:p>
                  </text:list-item>
                  <text:list-item>
                    <text:p>Allows for bundling and automated credit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igns interests of investor and SME</text:p>
                <text:list>
                  <text:list-item>
                    <text:p>Investor wants <text:span text:style-name="T1">every business</text:span> to succeed</text:p>
                    <text:list>
                      <text:list-item>
                        <text:p>Focus on creating a solid business and not winning at the lottery</text:p>
                      </text:list-item>
                      <text:list-item>
                        <text:p>Innovation for the sake of building a business, and not innovation for the sake of innovation</text:p>
                      </text:list-item>
                    </text:list>
                  </text:list-item>
                  <text:list-item>
                    <text:p>Business leaves the loan with a clean balance sheet</text:p>
                    <text:list>
                      <text:list-item>
                        <text:p>Extremely attractive to VC – 100% capital owned by founders. <text:s/>Solid revenue stream and proven business model</text:p>
                      </text:list-item>
                      <text:list-item>
                        <text:p>Extremely attractive to banks – Business exits loan with a solid revenue stream and good cred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sh flows can be combined into baskets without expensive fund structures</text:p>
              </text:list-item>
              <text:list-item>
                <text:p>Transparency – You will be able to see every loan that makes up the bas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cial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erates employment and increases social stability</text:p>
              </text:list-item>
              <text:list-item>
                <text:p>Local high tech businesses are needed for Hong Kong to attractive financing for external business</text:p>
              </text:list-item>
              <text:list-item>
                <text:p>Get rid of the lottery ticket/game show culture and replace with one that produces solid, profitable businesses</text:p>
              </text:list-item>
              <text:list-item>
                <text:p>No business left behind – Capitalism is a fun game. <text:s/>Everyone should play</text:p>
              </text:list-item>
              <text:list-item>
                <text:p>Improved social perception of the finance industry – We really do useful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pportunties for inves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rect sourcing of loans</text:p>
              </text:list-item>
              <text:list-item>
                <text:p>Bundling loans for wholesale money</text:p>
              </text:list-item>
              <text:list-item>
                <text:p>Credit guarantees</text:p>
                <text:list>
                  <text:list-item>
                    <text:p>If I trust the businesses, and you don't know them. I can put my money on the line</text:p>
                  </text:list-item>
                </text:list>
              </text:list-item>
              <text:list-item>
                <text:p>Buying baskets of loans</text:p>
                <text:list>
                  <text:list-item>
                    <text:p>Custom designed baskets</text:p>
                    <text:list>
                      <text:list-item>
                        <text:p>Thematic – Fintech, biotech, fashion, mobile, cryptocurrencies</text:p>
                      </text:list-item>
                      <text:list-item>
                        <text:p>Area centered – HK business targeting Greater China, Middle East, Europe, South East Asia</text:p>
                      </text:list-item>
                      <text:list-item>
                        <text:p>Growth or value – SME's that want to be the next google vs. <text:s/>SME's that don't want to be the next google</text:p>
                      </text:list-item>
                      <text:list-item>
                        <text:p>Portfolio ble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ly beta testing methodologies</text:p>
                <text:list>
                  <text:list-item>
                    <text:p>Smart microloans drafted and have been issued</text:p>
                  </text:list-item>
                </text:list>
              </text:list-item>
              <text:list-item>
                <text:p>Expected rollout – Asian Financial Forum 2016</text:p>
              </text:list-item>
              <text:list-item>
                <text:p>Looking for beta testing investors to test methodolo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0:08:45.087047460</meta:creation-date>
    <dc:date>2015-01-24T11:10:34.564455010</dc:date>
    <dc:creator>Wang Joseph</dc:creator>
    <meta:editing-duration>PT8M48S</meta:editing-duration>
    <meta:editing-cycles>1</meta:editing-cycles>
    <meta:document-statistic meta:object-count="81"/>
    <meta:generator>LibreOffice/4.3.4.1$Linux_X86_64 LibreOffice_project/430$Build-1</meta:generator>
  </office:meta>
</office:document-meta>
</file>